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Media/fast_vext_ising.mp4" manifest:media-type="application/vnd.sun.star.media"/>
  <manifest:file-entry manifest:full-path="Media/slow_vext_ising.mp4" manifest:media-type="application/vnd.sun.star.media"/>
  <manifest:file-entry manifest:full-path="Media/fast_ext_ising.mp4" manifest:media-type="application/vnd.sun.star.media"/>
  <manifest:file-entry manifest:full-path="Media/simpleising_slow.mp4" manifest:media-type="application/vnd.sun.star.media"/>
  <manifest:file-entry manifest:full-path="Media/slow_ext_ising.mp4" manifest:media-type="application/vnd.sun.star.media"/>
  <manifest:file-entry manifest:full-path="Media/simpleising_fast.mp4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imulations – Simple Ising</text:p>
          </draw:text-box>
        </draw:frame>
        <draw:frame draw:style-name="standard" draw:layer="layout" svg:width="16.932cm" svg:height="12.699cm" svg:x="5.588cm" svg:y="4.318cm">
          <draw:plugin xlink:href="Media/simpleising_slow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ulation – Simple Ising</text:p>
          </draw:text-box>
        </draw:frame>
        <draw:frame draw:style-name="standard" draw:layer="layout" svg:width="18.666cm" svg:height="14cm" svg:x="4.667cm" svg:y="5.5cm" presentation:class="object" presentation:user-transformed="true">
          <draw:plugin xlink:href="Media/simpleising_fas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ulation – Ising with field</text:p>
          </draw:text-box>
        </draw:frame>
        <draw:frame draw:style-name="standard" draw:layer="layout" svg:width="18.666cm" svg:height="14cm" svg:x="4.667cm" svg:y="5.5cm" presentation:class="object">
          <draw:plugin xlink:href="Media/slow_ext_is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ulation – Ising with field</text:p>
          </draw:text-box>
        </draw:frame>
        <draw:frame draw:style-name="standard" draw:layer="layout" svg:width="18.666cm" svg:height="14cm" svg:x="4.667cm" svg:y="5.5cm" presentation:class="object">
          <draw:plugin xlink:href="Media/fast_ext_is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ulation – Ising with field</text:p>
          </draw:text-box>
        </draw:frame>
        <draw:frame draw:style-name="standard" draw:layer="layout" svg:width="18.666cm" svg:height="14cm" svg:x="4.667cm" svg:y="5.5cm" presentation:class="object" presentation:user-transformed="true">
          <draw:plugin xlink:href="Media/slow_vext_is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ulation – Ising with field</text:p>
          </draw:text-box>
        </draw:frame>
        <draw:frame draw:style-name="standard" draw:layer="layout" svg:width="18.666cm" svg:height="14cm" svg:x="4.667cm" svg:y="5.5cm" presentation:class="object" presentation:user-transformed="true">
          <draw:plugin xlink:href="Media/fast_vext_ising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ossible further steps..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Other shape lattice</text:p>
              </text:list-item>
              <text:list-item>
                <text:p>Interactive simul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2">
        <office:forms form:automatic-focus="false" form:apply-design-mode="false"/>
        <draw:frame presentation:style-name="pr5" draw:text-style-name="P2" draw:layer="layout" svg:width="26cm" svg:height="12.348cm" svg:x="0.924cm" svg:y="4.162cm" presentation:class="subtitle" presentation:user-transformed="true">
          <draw:text-box>
            <text:p>Questions?</text:p>
            <text:p>Comments?</text:p>
            <text:p>Concer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1:31:53.293151324</meta:creation-date>
    <meta:editing-duration>PT8M19S</meta:editing-duration>
    <meta:editing-cycles>3</meta:editing-cycles>
    <meta:generator>LibreOffice/6.0.3.2$Linux_X86_64 LibreOffice_project/00m0$Build-2</meta:generator>
    <dc:title>Midnightblue</dc:title>
    <dc:date>2018-12-04T01:40:11.825224715</dc:date>
    <meta:document-statistic meta:object-count="79"/>
  </office:meta>
</office:document-meta>
</file>